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ffffff" draw:opacity="50%" draw:textarea-horizontal-align="justify" draw:textarea-vertical-align="middle" draw:auto-grow-height="false" fo:min-height="0cm" fo:min-width="0cm" draw:shadow-opacity="50%"/>
    </style:style>
    <style:style style:name="gr2" style:family="graphic" style:parent-style-name="standard">
      <style:graphic-properties svg:stroke-color="#000000" draw:fill="solid" draw:fill-color="#000000" draw:textarea-vertical-align="middle"/>
    </style:style>
    <style:style style:name="gr3" style:family="graphic" style:parent-style-name="standard">
      <style:graphic-properties svg:stroke-color="#663300" draw:fill="solid" draw:fill-color="#cc9900" draw:textarea-vertical-align="middle"/>
    </style:style>
    <style:style style:name="gr4" style:family="graphic" style:parent-style-name="standard">
      <style:graphic-properties svg:stroke-color="#111111" draw:fill="solid" draw:fill-color="#111111" draw:textarea-vertical-align="middle"/>
    </style:style>
    <style:style style:name="gr5" style:family="graphic" style:parent-style-name="standard">
      <style:graphic-properties svg:stroke-color="#999999" draw:fill="solid" draw:fill-color="#b2b2b2" draw:opacity="50%" draw:textarea-vertical-align="middle" draw:shadow-opacity="50%"/>
    </style:style>
    <style:style style:name="gr6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color="#999999" draw:fill="solid" draw:fill-color="#b2b2b2" draw:opacity="40%" draw:textarea-vertical-align="middle" draw:shadow-opacity="40%"/>
    </style:style>
    <style:style style:name="gr8" style:family="graphic" style:parent-style-name="standard">
      <style:graphic-properties svg:stroke-width="0cm" svg:stroke-color="#ffffff" draw:marker-start-width="0.2cm" draw:marker-end-width="0.2cm" draw:fill="solid" draw:fill-color="#ffd320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9" style:family="graphic" style:parent-style-name="objectwithoutfill">
      <style:graphic-properties svg:stroke-width="0.1cm" svg:stroke-color="#ffd32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1cm" svg:stroke-color="#ffd320" draw:marker-start-width="0.35cm" draw:marker-end-width="0.35cm" draw:fill="none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5cm" draw:marker-start-width="0.425cm" draw:marker-end-width="0.425cm" draw:fill="none" draw:textarea-vertical-align="middle" fo:padding-top="0.2cm" fo:padding-bottom="0.2cm" fo:padding-left="0.325cm" fo:padding-right="0.325cm"/>
    </style:style>
    <style:style style:name="gr12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3" style:family="graphic" style:parent-style-name="Objekt_20_ohne_20_Füllung_20_und_20_ohne_20_Linie">
      <style:graphic-properties draw:textarea-vertical-align="middle" draw:ole-draw-aspect="1" style:protect="siz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none" svg:stroke-color="#000000" draw:fill="none" draw:fill-color="#ffffff" fo:min-height="1.137cm"/>
    </style:style>
    <style:style style:name="gr16" style:family="graphic" style:parent-style-name="objectwithoutfill">
      <style:graphic-properties svg:stroke-width="0.1cm" svg:stroke-color="#ff420e" draw:marker-start-width="0.35cm" draw:marker-end-width="0.35cm" svg:stroke-opacity="45%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9.5cm" svg:height="1.2cm" svg:x="0.1cm" svg:y="3.7cm">
          <text:p text:style-name="P1"><text:s text:c="27"/>Atmosphe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2" draw:text-style-name="P1" draw:layer="layout" svg:width="0.9cm" svg:height="0.5cm" svg:x="9.128cm" svg:y="14.9cm">
          <text:p/>
        </draw:rect>
        <draw:path draw:style-name="gr3" draw:text-style-name="P1" draw:layer="layout" svg:width="4.917cm" svg:height="2.606cm" svg:x="15.61cm" svg:y="11.793cm" svg:viewBox="0 0 4918 2607" svg:d="M18 2607c-128-385 474-1325 600-1700 91-270 172-1403 1014-657 288 255 691-53 1150-191 538-162 631 721 1035 1035 361 281 119 944 690 1074l411 439z">
          <text:p/>
        </draw:path>
        <draw:ellipse draw:style-name="gr4" draw:text-style-name="P1" draw:layer="layout" svg:width="2.3cm" svg:height="0.5cm" svg:x="16.528cm" svg:y="11.7cm">
          <text:p/>
        </draw:ellipse>
        <draw:path draw:style-name="gr5" draw:text-style-name="P1" draw:layer="layout" svg:width="15.239cm" svg:height="5.599cm" svg:x="3.588cm" svg:y="6.5cm" svg:viewBox="0 0 15240 5600" svg:d="M13100 5500c-200-100-663-1235-1170-1153-386 63-903 327-1152-176-194-391-589-836-1083-677-380 122-842 331-1187 130-423-246-838-329-1196-597-372-278-766-134-1153-178-385-44-761 55-1150 53-393-1-804 74-1147 284-349 215-769 290-1147 207-440-97-715-574-1160-676-378-87-932 230-1152-176-198-366-435-619-399-1146 40-592 531-498 837-509 400-14 793 76 1191 100 399 23 797 46 1186-170 354-197 781-246 1186-245 432 1 817-174 1223-284 401-108 785-98 1188-130 457-37 497-157 797-157 500 200 388-200 888 300-53 435 900 596 1353 547 507-56 718 351 1193 329 387-18 366 324 866 524 400 500 494 428 874 642 356 200 126 882 779 872 371-6 1394 1407 1635 1986 182 436-300 300-500 300l-800 100z">
          <text:p/>
        </draw:path>
        <draw:line draw:style-name="gr6" draw:text-style-name="P1" draw:layer="layout" svg:x1="9.528cm" svg:y1="15.4cm" svg:x2="9.528cm" svg:y2="15.9cm">
          <text:p/>
        </draw:line>
        <draw:line draw:style-name="gr6" draw:text-style-name="P1" draw:layer="layout" svg:x1="9.528cm" svg:y1="15.3cm" svg:x2="9.928cm" svg:y2="15.9cm">
          <text:p/>
        </draw:line>
        <draw:line draw:style-name="gr6" draw:text-style-name="P1" draw:layer="layout" svg:x1="9.528cm" svg:y1="15.3cm" svg:x2="9.128cm" svg:y2="15.9cm">
          <text:p/>
        </draw:line>
        <draw:path draw:style-name="gr7" draw:text-style-name="P1" draw:layer="layout" svg:width="13.827cm" svg:height="1.698cm" svg:x="0.8cm" svg:y="12.3cm" svg:viewBox="0 0 13828 1699" svg:d="M12670 1489c-287-340-724-515-1150-537-408-21-828-68-1227 39-383 102-771 17-1151 76-412 64-808 32-1227 115-375 75-768-35-1150 0-384 35-767 33-1151 39-395 6-792 0-1188 0s-792 0-1189 0c-383 0-766 0-1150 0-383 0-772 56-1151 0-351-52-1221-344-843-729 269-274 764 38 1150 38 400 0 796 4 1189-38 425-45 742-3 1168-92 379-79 782 72 1171 92 450 24 732-295 1150-192 405 100 831 58 1227 192 388 131 793 88 1189 77 387-10 752-166 1150-154 396 12 765-155 1151-306 358-139 766-121 1150-77 409 47 782 98 1150 460 247 243 808 78 882 652 79 608-469 575-767 537l-191-115z">
          <text:p/>
        </draw:path>
        <draw:custom-shape draw:style-name="gr8" draw:text-style-name="P1" draw:layer="layout" svg:width="2.9cm" svg:height="2.9cm" svg:x="0.3cm" svg:y="0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9" draw:text-style-name="P1" draw:layer="layout" svg:x1="3.4cm" svg:y1="1.6cm" svg:x2="6.8cm" svg:y2="1.6cm">
          <text:p/>
        </draw:line>
        <draw:line draw:style-name="gr10" draw:text-style-name="P1" draw:layer="layout" svg:x1="3.1cm" svg:y1="2.7cm" svg:x2="10.6cm" svg:y2="5.4cm">
          <text:p/>
        </draw:line>
        <draw:line draw:style-name="gr9" draw:text-style-name="P1" draw:layer="layout" svg:x1="10.6cm" svg:y1="5.4cm" svg:x2="10.5cm" svg:y2="14.7cm">
          <text:p/>
        </draw:line>
        <draw:line draw:style-name="gr10" draw:text-style-name="P1" draw:layer="layout" svg:x1="1.6cm" svg:y1="3.3cm" svg:x2="1.6cm" svg:y2="12.3cm">
          <text:p/>
        </draw:line>
        <draw:line draw:style-name="gr9" draw:text-style-name="P1" draw:layer="layout" svg:x1="1.6cm" svg:y1="12.3cm" svg:x2="10.5cm" svg:y2="14.6cm">
          <text:p/>
        </draw:line>
        <draw:line draw:style-name="gr11" draw:text-style-name="P1" draw:layer="layout" svg:x1="10.3cm" svg:y1="14.8cm" svg:x2="10.3cm" svg:y2="15.4cm">
          <text:p/>
        </draw:line>
        <draw:line draw:style-name="gr12" draw:text-style-name="P1" draw:layer="layout" svg:x1="9.8cm" svg:y1="15.1cm" svg:x2="10.3cm" svg:y2="15.1cm">
          <text:p/>
        </draw:line>
        <draw:frame draw:style-name="gr13" draw:text-style-name="P1" draw:layer="layout" svg:width="1.661cm" svg:height="0.765cm" svg:x="10.556cm" svg:y="7.5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13" draw:text-style-name="P1" draw:layer="layout" svg:width="1.87cm" svg:height="0.86cm" svg:x="6.6cm" svg:y="2.14cm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draw:frame draw:style-name="gr14" draw:layer="layout" svg:width="4.833cm" svg:height="0.963cm" svg:x="14.067cm" svg:y="6.8cm">
          <draw:text-box>
            <text:p>Volcanic Plume</text:p>
          </draw:text-box>
        </draw:frame>
        <draw:frame draw:style-name="gr15" draw:layer="layout" svg:width="3.7cm" svg:height="1.387cm" svg:x="4.2cm" svg:y="11.613cm">
          <draw:text-box>
            <text:p>Old Plume</text:p>
          </draw:text-box>
        </draw:frame>
        <draw:line draw:style-name="gr9" draw:text-style-name="P1" draw:layer="layout" svg:x1="1.575cm" svg:y1="12.3cm" svg:x2="10.475cm" svg:y2="14.6cm">
          <text:p/>
        </draw:line>
        <draw:line draw:style-name="gr16" draw:text-style-name="P1" draw:layer="layout" svg:x1="3.4cm" svg:y1="12.8cm" svg:x2="6.2cm" svg:y2="13.5cm">
          <text:p/>
        </draw:line>
        <draw:line draw:style-name="gr16" draw:text-style-name="P1" draw:layer="layout" svg:x1="10.5cm" svg:y1="12.7cm" svg:x2="10.5cm" svg:y2="13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7cm" fo:page-height="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OVAC_Eval DOAS</meta:initial-creator>
    <meta:creation-date>2018-02-14T14:44:30.43</meta:creation-date>
    <dc:date>2018-02-22T10:57:06.46</dc:date>
    <dc:creator>NOVAC_Eval DOAS</dc:creator>
    <meta:editing-duration>P7DT19H24M43S</meta:editing-duration>
    <meta:editing-cycles>2</meta:editing-cycles>
    <meta:generator>OpenOffice/4.1.3$Win32 OpenOffice.org_project/413m1$Build-9783</meta:generator>
    <meta:document-statistic meta:object-count="24"/>
  </office:meta>
</office:document-meta>
</file>

<file path=Object 1/content.xml><?xml version="1.0" encoding="utf-8"?>
<math xmlns="http://www.w3.org/1998/Math/MathML">
  <semantics>
    <mrow>
      <mi>I</mi>
      <mrow>
        <mo stretchy="false">(</mo>
        <mrow>
          <mo stretchy="false">λ</mo>
        </mrow>
        <mo stretchy="false">)</mo>
      </mrow>
    </mrow>
    <annotation encoding="StarMath 5.0">I(%lambda)
</annotation>
  </semantics>
</math>
</file>

<file path=Object 4/content.xml><?xml version="1.0" encoding="utf-8"?>
<math xmlns="http://www.w3.org/1998/Math/MathML">
  <semantics>
    <mrow>
      <msub>
        <mi>I</mi>
        <mn>0</mn>
      </msub>
      <mrow>
        <mo stretchy="false">(</mo>
        <mrow>
          <mo stretchy="false">λ</mo>
        </mrow>
        <mo stretchy="false">)</mo>
      </mrow>
    </mrow>
    <annotation encoding="StarMath 5.0">I_0 (%lambda)
</annotation>
  </semantics>
</math>
</file>